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3b982" officeooo:paragraph-rsid="0003b982"/>
    </style:style>
    <style:style style:name="P2" style:family="paragraph" style:parent-style-name="Text_20_body" style:list-style-name="L2"/>
    <style:style style:name="P3" style:family="paragraph" style:parent-style-name="Text_20_body">
      <style:text-properties style:font-name="Linux Libertine Display O" fo:font-size="12pt" style:font-size-asian="12pt" style:font-size-complex="12pt"/>
    </style:style>
    <style:style style:name="P4" style:family="paragraph" style:parent-style-name="Text_20_body" style:list-style-name="L2">
      <style:text-properties style:font-name="Linux Libertine Display O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82cm" fo:text-align="center" style:justify-single-word="false" fo:text-indent="0cm" style:auto-text-indent="false" fo:padding="0.079cm" fo:border="0.06pt solid #cccccc"/>
      <style:text-properties fo:font-variant="normal" fo:text-transform="none" fo:color="#0b0080" style:text-line-through-style="none" fo:letter-spacing="normal" style:text-underline-style="none" style:text-blinking="false" fo:background-color="#f9f9f9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03b982" officeooo:paragraph-rsid="0003b982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04689b" officeooo:paragraph-rsid="0004689b"/>
    </style:style>
    <style:style style:name="P8" style:family="paragraph" style:parent-style-name="Text_20_body">
      <style:paragraph-properties style:line-height-at-least="0.582cm" fo:text-align="start" style:justify-single-word="false" fo:padding="0cm" fo:border="none"/>
      <style:text-properties fo:font-variant="normal" fo:text-transform="none" fo:color="#252525" style:font-name="sans-serif" fo:font-size="9pt" fo:letter-spacing="normal" fo:font-style="normal" fo:font-weight="normal" fo:background-color="#f9f9f9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officeooo:rsid="0003b982" officeooo:paragraph-rsid="0003b982"/>
    </style:style>
    <style:style style:name="P10" style:family="paragraph" style:parent-style-name="Heading_20_2">
      <style:text-properties officeooo:paragraph-rsid="0003b982"/>
    </style:style>
    <style:style style:name="P11" style:family="paragraph" style:parent-style-name="Title">
      <style:text-properties officeooo:rsid="0003b982" officeooo:paragraph-rsid="0003b982"/>
    </style:style>
    <style:style style:name="P12" style:family="paragraph" style:parent-style-name="Heading_20_1">
      <style:text-properties officeooo:rsid="0003b982" officeooo:paragraph-rsid="0003b982"/>
    </style:style>
    <style:style style:name="T1" style:family="text">
      <style:text-properties fo:font-variant="normal" fo:text-transform="none" fo:color="#000000" style:font-name="Linux Libertine" fo:letter-spacing="normal" fo:font-style="normal" fo:font-weight="normal"/>
    </style:style>
    <style:style style:name="T2" style:family="text">
      <style:text-properties fo:font-variant="normal" fo:text-transform="none" fo:color="#000000" style:font-name="Linux Libertine" fo:letter-spacing="normal" fo:font-style="normal" fo:font-weight="normal" officeooo:rsid="0004689b"/>
    </style:style>
    <style:style style:name="T3" style:family="text">
      <style:text-properties fo:font-variant="normal" fo:text-transform="none" fo:color="#555555" style:font-name="Linux Libertine" fo:letter-spacing="normal" fo:font-style="normal" fo:font-weight="normal" officeooo:rsid="0003b982"/>
    </style:style>
    <style:style style:name="T4" style:family="text">
      <style:text-properties fo:font-variant="normal" fo:text-transform="none" fo:color="#0b0080" style:text-line-through-style="none" style:font-name="Linux Libertine Display O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252525" style:font-name="Linux Libertine Display O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6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Mathematics By Geometry</text:span></text:p>
      <text:h text:style-name="P12" text:outline-level="1"><text:span text:style-name="T1">Pentagons</text:span></text:h>
      <text:p text:style-name="P1"><text:span text:style-name="T1">Determination of ratio:</text:span></text:p>
      <text:p text:style-name="P9"><text:span text:style-name="T1">b^2=a^2+ab</text:span></text:p>
      <text:p text:style-name="P9"><text:span text:style-name="T1">a^2=(1-t)^2+(b/2)^2</text:span></text:p>
      <text:p text:style-name="P9"><text:span text:style-name="T1">1=(b/2)^2+t^2</text:span></text:p>
      <text:p text:style-name="P1"><text:span text:style-name="T1">Gives</text:span></text:p>
      <text:p text:style-name="P1"><text:span text:style-name="T1"><text:tab/>t -&gt; 1, a -&gt; 0, b -&gt; 0</text:span></text:p>
      <text:p text:style-name="P9"><text:span text:style-name="T1">t -&gt; 1/4 (-1 - Sqrt[5]), a -&gt; -Sqrt[(10/(5 - Sqrt[5]))], b -&gt; Sqrt[1/2 (5 – Sqrt[5])]</text:span></text:p>
      <text:p text:style-name="P9"><text:span text:style-name="T1">t -&gt; 1/4 (-1 - Sqrt[5]), a -&gt; Sqrt[10/(5 - Sqrt[5])], b -&gt; -Sqrt[1/2 (5 – Sqrt[5])]</text:span></text:p>
      <text:p text:style-name="P9"><text:span text:style-name="T1">t -&gt; 1/4 (-1 + Sqrt[5]), a -&gt; Sqrt[10/(5 + Sqrt[5])], b -&gt; Sqrt[1/2 (5 + Sqrt[5])]</text:span></text:p>
      <text:p text:style-name="P9"><text:span text:style-name="T1">t -&gt; 1/4 (-1 + Sqrt[5]), a -&gt; -Sqrt[(10/(5 + Sqrt[5]))], b -&gt; -Sqrt[5/2 + Sqrt[5]/2]</text:span></text:p>
      <text:p text:style-name="P6"><text:span text:style-name="T1">Only one valid solution: implies Sin[36 degrees] = </text:span><text:span text:style-name="T2">Sqrt[(5-Sqrt[5])/8] = Sqrt[3 – phi]/2.</text:span></text:p>
      <text:p text:style-name="P7"><text:span text:style-name="T2">N</text:span><text:span text:style-name="T1">ote that from equation 1, b/a = phi = (1+Sqrt[5])/2</text:span></text:p>
      <text:h text:style-name="Heading_20_1" text:outline-level="1"><text:span text:style-name="T1">Ptolemy's Theorem</text:span></text:h>
      <text:p text:style-name="P1"><text:span text:style-name="T1">Claudius Ptolemy (AD 90 – AD 168). Greco-Egyptian writer of Alexandria.</text:span></text:p>
      <text:p text:style-name="P1"><text:span text:style-name="T1"><text:tab/>Mathematician, astronomer, geographer, astrologer and poet.</text:span></text:p>
      <text:h text:style-name="P10" text:outline-level="2"><text:span text:style-name="T3">Proof - Geometric</text:span></text:h>
      <text:p text:style-name="P5"><draw:a xlink:type="simple" xlink:href="http://en.wikipedia.org/wiki/File:Ptolemy%27s_theorem.svg"><draw:frame draw:style-name="fr1" draw:name="graphics1" text:anchor-type="as-char" svg:width="13.282cm" svg:height="4.392cm" draw:z-index="0"><draw:image xlink:href="http://upload.wikimedia.org/wikipedia/commons/thumb/d/d1/Ptolemy%27s_theorem.svg/500px-Ptolemy%27s_theorem.svg.png" xlink:type="simple" xlink:show="embed" xlink:actuate="onLoad"/></draw:frame></draw:a></text:p>
      <text:p text:style-name="P8">Constructions for a proof of Ptolemy's theorem</text:p>
      <text:list xml:id="list5234405713487607008" text:style-name="L2">
        <text:list-item>
          <text:p text:style-name="P2"><text:span text:style-name="T5">Let ABCD be a </text:span><text:a xlink:type="simple" xlink:href="http://en.wikipedia.org/wiki/Cyclic_quadrilateral"><text:span text:style-name="T4">cyclic quadrilateral</text:span></text:a><text:span text:style-name="T5">.</text:span></text:p>
        </text:list-item>
        <text:list-item>
          <text:p text:style-name="P2"><text:span text:style-name="T5">Note that on the </text:span><text:a xlink:type="simple" xlink:href="http://en.wikipedia.org/wiki/Chord_(geometry)"><text:span text:style-name="T4">chord</text:span></text:a><text:span text:style-name="T5"> BC, the </text:span><text:a xlink:type="simple" xlink:href="http://en.wikipedia.org/wiki/Inscribed_angle"><text:span text:style-name="T4">inscribed angles</text:span></text:a><text:span text:style-name="T5"> ∠BAC = ∠BDC, and on AB, ∠ADB = ∠ACB.</text:span></text:p>
        </text:list-item>
        <text:list-item>
          <text:p text:style-name="P4">Construct K on AC such that ∠ABK = ∠CBD;</text:p>
        </text:list-item>
        <text:list-item>
          <text:p text:style-name="P4">Note that since ∠ABK + ∠CBK = ∠ABC = ∠CBD + ∠ABD, ∠CBK = ∠ABD.</text:p>
        </text:list-item>
        <text:list-item>
          <text:p text:style-name="P2"><text:span text:style-name="T5">Now, by common angles △ABK is </text:span><text:a xlink:type="simple" xlink:href="http://en.wikipedia.org/wiki/Similarity_(geometry)"><text:span text:style-name="T4">similar</text:span></text:a><text:span text:style-name="T5"> to △DBC, and likewise △ABD is similar △KBC.</text:span></text:p>
        </text:list-item>
        <text:list-item>
          <text:p text:style-name="P4">Thus AK/AB = CD/BD, and CK/BC = DA/BD;</text:p>
        </text:list-item>
        <text:list-item>
          <text:p text:style-name="P4">Thus AK·BD = AB·CD, and CK·BD = BC·DA;</text:p>
        </text:list-item>
        <text:list-item>
          <text:p text:style-name="P4"><text:soft-page-break/>By adding equality: AK·BD + CK·BD = AB·CD + BC·DA;</text:p>
        </text:list-item>
        <text:list-item>
          <text:p text:style-name="P4">Thus by factorizing: (AK+CK)·BD = AB·CD + BC·DA;</text:p>
        </text:list-item>
        <text:list-item>
          <text:p text:style-name="P2"><text:span text:style-name="T5">But AK+CK = AC, so AC·BD = AB·CD + BC·DA; </text:span><text:a xlink:type="simple" xlink:href="http://en.wikipedia.org/wiki/Q.E.D."><text:span text:style-name="T4">Q.E.D.</text:span></text:a></text:p>
        </text:list-item>
      </text:list>
      <text:p text:style-name="P3">Note that the proof is clearly only valid for simple cyclic quadrilaterals; if the quadrilateral is complex then K will be located outside the line segment AC, so AK−CK=±AC, giving the expected resul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Baldwinson</meta:initial-creator>
    <meta:creation-date>2014-06-19T21:55:25.353612530</meta:creation-date>
    <dc:date>2014-06-19T22:20:07.299707988</dc:date>
    <dc:creator>William Baldwinson</dc:creator>
    <meta:editing-duration>PT9M1S</meta:editing-duration>
    <meta:editing-cycles>1</meta:editing-cycles>
    <meta:document-statistic meta:table-count="0" meta:image-count="1" meta:object-count="0" meta:page-count="2" meta:paragraph-count="31" meta:word-count="286" meta:character-count="1557" meta:non-whitespace-character-count="1305"/>
    <meta:generator>LibreOffice/4.1.5.3$Linux_X86_64 LibreOffice_project/410m0$Build-3</meta:generator>
  </office:meta>
</office:document-meta>
</file>